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3b777" officeooo:paragraph-rsid="0003b777"/>
    </style:style>
    <style:style style:name="P2" style:family="paragraph" style:parent-style-name="Standard">
      <style:text-properties style:text-underline-style="none" fo:font-weight="bold" officeooo:rsid="0006010e" officeooo:paragraph-rsid="0006010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TJ: é compatível com o CTN interpretar de maneira </text:span><text:span text:style-name="T2">ampla</text:span><text:span text:style-name="T1">, mas dentro dos significados </text:span><text:span text:style-name="T2">literalmente</text:span><text:span text:style-name="T1"> possíveis, os dispositivos de lei que tratem dos institutos do art. 111 do CTN (“isenção interpreta-se literalmente”).</text:span></text:p>
      <text:p text:style-name="P1"><text:span text:style-name="T1"/></text:p>
      <text:p text:style-name="P2">Não<text:span text:style-name="T1"> há qualquer regra relativa à </text:span><text:span text:style-name="T2">interpretação literal</text:span><text:span text:style-name="T1"> da legislação tributária que disponha sobre </text:span><text:span text:style-name="T2">HI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2T12:34:13.556000000</dc:date>
    <meta:editing-duration>PT17M</meta:editing-duration>
    <meta:editing-cycles>6</meta:editing-cycles>
    <meta:document-statistic meta:table-count="0" meta:image-count="0" meta:object-count="0" meta:page-count="1" meta:paragraph-count="2" meta:word-count="47" meta:character-count="319" meta:non-whitespace-character-count="274"/>
  </office:meta>
</office:document-meta>
</file>